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9.499cm"/>
    </style:style>
    <style:style style:name="co3" style:family="table-column">
      <style:table-column-properties fo:break-before="auto" style:column-width="8.44cm"/>
    </style:style>
    <style:style style:name="co4" style:family="table-column">
      <style:table-column-properties fo:break-before="auto" style:column-width="13.361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3.228cm"/>
    </style:style>
    <style:style style:name="co8" style:family="table-column">
      <style:table-column-properties fo:break-before="auto" style:column-width="1.958cm"/>
    </style:style>
    <style:style style:name="co9" style:family="table-column">
      <style:table-column-properties fo:break-before="auto" style:column-width="2.566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2.752cm"/>
    </style:style>
    <style:style style:name="co12" style:family="table-column">
      <style:table-column-properties fo:break-before="auto" style:column-width="2.91cm"/>
    </style:style>
    <style:style style:name="co13" style:family="table-column">
      <style:table-column-properties fo:break-before="auto" style:column-width="2.434cm"/>
    </style:style>
    <style:style style:name="co14" style:family="table-column">
      <style:table-column-properties fo:break-before="auto" style:column-width="2.672cm"/>
    </style:style>
    <style:style style:name="co15" style:family="table-column">
      <style:table-column-properties fo:break-before="auto" style:column-width="2.09cm"/>
    </style:style>
    <style:style style:name="co16" style:family="table-column">
      <style:table-column-properties fo:break-before="auto" style:column-width="2.593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1.508cm"/>
    </style:style>
    <style:style style:name="co20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4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ffd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Excel_20_Built-in_20_Comma" style:data-style-name="N110">
      <style:table-cell-properties style:cell-protect="protected" style:print-content="true" fo:background-color="transparent" style:vertical-align="automatic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Excel_20_Built-in_20_Comma" style:data-style-name="N110">
      <style:table-cell-properties style:cell-protect="protected" style:print-content="true" style:text-align-source="fix" style:repeat-content="false" fo:background-color="transparent" fo:wrap-option="wrap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27" style:family="table-cell" style:parent-style-name="Default" style:data-style-name="N0">
      <style:table-cell-properties fo:background-color="#f2f2f2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Excel_20_Built-in_20_Comma" style:data-style-name="N11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" style:family="text">
      <style:text-properties fo:color="#000000" style:font-name="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I" table:style-name="ta1">
        <table:table-column table:style-name="co1" table:default-cell-style-name="ce2"/>
        <table:table-column table:style-name="co2" table:default-cell-style-name="ce18"/>
        <table:table-column table:style-name="co3" table:default-cell-style-name="ce21"/>
        <table:table-column table:style-name="co4" table:default-cell-style-name="ce21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default-cell-style-name="ce2"/>
        <table:table-column table:style-name="co17" table:default-cell-style-name="ce24"/>
        <table:table-column table:style-name="co18" table:number-columns-repeated="2" table:default-cell-style-name="ce24"/>
        <table:table-column table:style-name="co19" table:number-columns-repeated="44" table:default-cell-style-name="ce2"/>
        <table:table-column table:style-name="co19" table:number-columns-repeated="95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Í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/FUNÇÃ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1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27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1" office:value-type="string" calcext:value-type="string" table:number-columns-spanned="1" table:number-rows-spanned="3">
            <office:annotation draw:style-name="gr1" draw:text-style-name="P2" svg:width="3.916cm" svg:height="1.455cm" svg:x="65.537cm" svg:y="0.026cm" draw:caption-point-x="4.303cm" draw:caption-point-y="-0.016cm">
              <dc:date>2021-02-01T00:00:00</dc:date>
              <text:p text:style-name="P1"><text:span text:style-name="T1">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/>
          <table:table-cell table:style-name="ce3"/>
          <table:table-cell table:style-name="ce4" table:number-columns-repeated="1004"/>
        </table:table-row>
        <table:table-row table:style-name="ro2">
          <table:covered-table-cell table:number-columns-repeated="4"/>
          <table:table-cell table:style-name="ce1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1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1" office:value-type="string" calcext:value-type="string" table:number-columns-spanned="1" table:number-rows-spanned="2">
            <office:annotation draw:style-name="gr1" draw:text-style-name="P2" svg:width="4.948cm" svg:height="1.879cm" svg:x="47.81cm" svg:y="0.132cm" draw:caption-point-x="4.144cm" draw:caption-point-y="0.327cm">
              <dc:date>2021-02-01T00:00:00</dc:date>
              <text:p text:style-name="P1"><text:span text:style-name="T1">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5.371cm" svg:height="1.455cm" svg:x="50.694cm" svg:y="0.159cm" draw:caption-point-x="4.17cm" draw:caption-point-y="0.3cm">
              <dc:date>2021-02-01T00:00:00</dc:date>
              <text:p text:style-name="P1"><text:span text:style-name="T1">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3.545cm" svg:height="1.085cm" svg:x="53.128cm" svg:y="0.159cm" draw:caption-point-x="4.17cm" draw:caption-point-y="0.3cm">
              <dc:date>2021-02-01T00:00:00</dc:date>
              <text:p text:style-name="P1"><text:span text:style-name="T1">Total dos rendimentos brutos pagos no mês.</text:span></text:p>
            </office:annotation>
            <text:p>TOTAL DE RENDIMENTOS BRUTOS<text:span text:style-name="T2">9</text:span></text:p>
          </table:table-cell>
          <table:table-cell table:style-name="ce27" office:value-type="string" calcext:value-type="string" table:number-columns-spanned="3" table:number-rows-spanned="1">
            <text:p>OBRIGATÓRIOS/LEGAIS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office:annotation draw:style-name="gr1" draw:text-style-name="P2" svg:width="3.519cm" svg:height="1.032cm" svg:x="62.68cm" svg:y="0.132cm" draw:caption-point-x="4.302cm" draw:caption-point-y="0.327cm">
              <dc:date>2021-02-01T00:00:00</dc:date>
              <text:p text:style-name="P1"><text:span text:style-name="T1">Total dos descontos efetuados no mês.</text:span></text:p>
            </office:annotation>
            <text:p>TOTAL DE DESCONTOS<text:span text:style-name="T2">13</text:span></text:p>
          </table:table-cell>
          <table:covered-table-cell/>
          <table:table-cell/>
          <table:table-cell table:style-name="ce3"/>
          <table:table-cell table:style-name="ce4" table:number-columns-repeated="1004"/>
        </table:table-row>
        <table:table-row table:style-name="ro3">
          <table:covered-table-cell table:number-columns-repeated="4"/>
          <table:table-cell table:style-name="ce5" office:value-type="string" calcext:value-type="string">
            <office:annotation draw:style-name="gr1" draw:text-style-name="P2" svg:width="6.324cm" svg:height="1.879cm" svg:x="31.38cm" svg:y="0.688cm" draw:caption-point-x="4.699cm" draw:caption-point-y="0.295cm">
              <dc:date>2021-02-01T00:00:00</dc:date>
              <text:p text:style-name="P1"><text:span text:style-name="T1">Remuneração do cargo efetivo - Vencimento, GAMPU, V.P.I, Adicionais de Qualificação, G.A.E e G.A.S, além de outras desta natureza.</text:span></text:p>
            </office:annotation>
            <text:p>Remuneração do Cargo Efetivo<text:span text:style-name="T2">1</text:span></text:p>
          </table:table-cell>
          <table:table-cell table:style-name="ce5" office:value-type="string" calcext:value-type="string">
            <office:annotation draw:style-name="gr1" draw:text-style-name="P2" svg:width="5.371cm" svg:height="1.879cm" svg:x="35.057cm" svg:y="0.661cm" draw:caption-point-x="4.064cm" draw:caption-point-y="0.322cm">
              <dc:date>2021-02-01T00:00:00</dc:date>
              <text:p text:style-name="P1"><text:span text:style-name="T1">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5" office:value-type="string" calcext:value-type="string">
            <office:annotation draw:style-name="gr1" draw:text-style-name="P2" svg:width="6.535cm" svg:height="2.302cm" svg:x="38.153cm" svg:y="0.661cm" draw:caption-point-x="4.196cm" draw:caption-point-y="0.322cm">
              <dc:date>2021-02-01T00:00:00</dc:date>
              <text:p text:style-name="P1"><text:span text:style-name="T1">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3">³</text:span></text:p>
          </table:table-cell>
          <table:table-cell table:style-name="ce5" office:value-type="string" calcext:value-type="string">
            <office:annotation draw:style-name="gr1" draw:text-style-name="P2" svg:width="5.292cm" svg:height="1.879cm" svg:x="40.164cm" svg:y="0.661cm" draw:caption-point-x="4.143cm" draw:caption-point-y="0.322cm">
              <dc:date>2021-02-01T00:00:00</dc:date>
              <text:p text:style-name="P1"><text:span text:style-name="T1">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5" office:value-type="string" calcext:value-type="string">
            <office:annotation draw:style-name="gr1" draw:text-style-name="P2" svg:width="4.815cm" svg:height="1.879cm" svg:x="42.757cm" svg:y="0.635cm" draw:caption-point-x="4.117cm" draw:caption-point-y="0.348cm">
              <dc:date>2021-02-01T00:00:00</dc:date>
              <text:p text:style-name="P1"><text:span text:style-name="T1">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5" office:value-type="string" calcext:value-type="string">
            <office:annotation draw:style-name="gr1" draw:text-style-name="P2" svg:width="5.794cm" svg:height="3.149cm" svg:x="45.085cm" svg:y="0.661cm" draw:caption-point-x="4.117cm" draw:caption-point-y="0.322cm">
              <dc:date>2021-02-01T00:00:00</dc:date>
              <text:p text:style-name="P1"><text:span text:style-name="T1">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/>
          <table:table-cell table:style-name="ce5" office:value-type="string" calcext:value-type="string">
            <office:annotation draw:style-name="gr1" draw:text-style-name="P2" svg:width="6.615cm" svg:height="1.588cm" svg:x="55.827cm" svg:y="0.661cm" draw:caption-point-x="4.144cm" draw:caption-point-y="0.322cm">
              <dc:date>2021-02-01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5" office:value-type="string" calcext:value-type="string">
            <office:annotation draw:style-name="gr1" draw:text-style-name="P2" svg:width="5.345cm" svg:height="1.905cm" svg:x="57.785cm" svg:y="0.661cm" draw:caption-point-x="4.276cm" draw:caption-point-y="0.322cm">
              <dc:date>2021-02-01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Imposto de Renda<text:span text:style-name="T2">11</text:span></text:p>
          </table:table-cell>
          <table:table-cell table:style-name="ce5" office:value-type="string" calcext:value-type="string">
            <office:annotation draw:style-name="gr1" draw:text-style-name="P2" svg:width="6.879cm" svg:height="1.535cm" svg:x="60.801cm" svg:y="0.661cm" draw:caption-point-x="3.853cm" draw:caption-point-y="0.322cm">
              <dc:date>2021-02-01T00:00:00</dc:date>
              <text:p text:style-name="P1"><text:span text:style-name="T1">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/>
          <table:table-cell/>
          <table:table-cell table:style-name="ce3"/>
          <table:table-cell table:style-name="ce4" table:number-columns-repeated="1004"/>
        </table:table-row>
        <table:table-row table:style-name="ro4">
          <table:table-cell table:style-name="ce6" office:value-type="float" office:value="948780" calcext:value-type="float">
            <text:p>948780</text:p>
          </table:table-cell>
          <table:table-cell table:style-name="ce7" office:value-type="string" calcext:value-type="string">
            <text:p>AGENOR NAKAZONE <text:s text:c="34"/></text:p>
          </table:table-cell>
          <table:table-cell table:style-name="ce7" office:value-type="string" calcext:value-type="string">
            <text:p>PROCURADOR DE JUSTICA</text:p>
          </table:table-cell>
          <table:table-cell table:style-name="ce7" office:value-type="string" calcext:value-type="string">
            <text:p>PROCURADORIA DE JUSTICA CRIMINAL</text:p>
          </table:table-cell>
          <table:table-cell table:style-name="ce8" office:value-type="float" office:value="35462.22" calcext:value-type="float">
            <text:p><text:s/>35.462,22 </text:p>
          </table:table-cell>
          <table:table-cell table:style-name="ce9" office:value-type="float" office:value="1279.79" calcext:value-type="float">
            <text:p><text:s/>1.279,79 </text:p>
          </table:table-cell>
          <table:table-cell table:style-name="ce9" office:value-type="float" office:value="1506.96" calcext:value-type="float">
            <text:p><text:s/>1.506,96 </text:p>
          </table:table-cell>
          <table:table-cell table:style-name="ce9" office:value-type="float" office:value="19124.49" calcext:value-type="float">
            <text:p><text:s/>19.124,49 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9" office:value-type="string" office:string-value="-" calcext:value-type="string">
            <text:p><text:s/>- </text:p>
          </table:table-cell>
          <table:table-cell table:style-name="ce9" office:value-type="float" office:value="57373.46" calcext:value-type="float">
            <text:p><text:s/>57.373,46 </text:p>
          </table:table-cell>
          <table:table-cell table:style-name="ce11" office:value-type="float" office:value="8591.43" calcext:value-type="float">
            <text:p><text:s/>8.591,43 </text:p>
          </table:table-cell>
          <table:table-cell table:style-name="ce11" office:value-type="float" office:value="16185.96" calcext:value-type="float">
            <text:p><text:s/>16.185,96 </text:p>
          </table:table-cell>
          <table:table-cell table:style-name="ce12" office:value-type="string" calcext:value-type="string">
            <text:p>-</text:p>
          </table:table-cell>
          <table:table-cell table:style-name="ce8" office:value-type="float" office:value="24777.39" calcext:value-type="float">
            <text:p><text:s/>24.777,39 </text:p>
          </table:table-cell>
          <table:table-cell table:style-name="ce9" office:value-type="float" office:value="32596.07" calcext:value-type="float">
            <text:p><text:s/>32.596,07 </text:p>
          </table:table-cell>
          <table:table-cell table:number-columns-repeated="1006"/>
        </table:table-row>
        <table:table-row table:style-name="ro5">
          <table:table-cell table:style-name="ce13"/>
          <table:table-cell table:number-columns-repeated="1023"/>
        </table:table-row>
        <table:table-row table:style-name="ro5">
          <table:table-cell table:style-name="ce16" office:value-type="string" calcext:value-type="string">
            <text:p><text:span text:style-name="T2">1</text:span> Remuneração do cargo efetivo - Vencimento, GAMPU, V.P.I, Adicionais de Qualificação, G.A.E e G.A.S, além de outras desta natureza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<text:span text:style-name="T2">2</text:span>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<text:span text:style-name="T2">3</text:span>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<text:span text:style-name="T2">4</text:span>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<text:span text:style-name="T2">5</text:span>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<text:span text:style-name="T2">6</text:span>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<text:span text:style-name="T2">7</text:span> Valor total (somatório) das remunerações temporárias ou eventuais discriminadas na Tabela III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<text:span text:style-name="T2">8</text:span> Valor total (somatório) das verbas indenizatórias discriminadas na Tabela III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<text:span text:style-name="T2">9</text:span> Total dos rendimentos brutos pagos no mês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<text:span text:style-name="T2">10</text:span>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<text:span text:style-name="T2">11</text:span> Imposto de Renda Retido na Fonte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<text:span text:style-name="T2">12</text:span>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<text:span text:style-name="T2">13</text:span> Total dos descontos efetuados no mês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<text:span text:style-name="T2">14</text:span> Rendimento líquido após os descontos referidos nos itens anteriores.</text:p>
          </table:table-cell>
          <table:table-cell table:number-columns-repeated="1023"/>
        </table:table-row>
        <table:table-row table:style-name="ro5" table:number-rows-repeated="1047753">
          <table:table-cell table:number-columns-repeated="1024"/>
        </table:table-row>
        <table:table-row table:style-name="ro6" table:number-rows-repeated="80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Tabela_I.$A$1" table:cell-range-address="Tabela_I.$Q$1:Tabela_I.$Q$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-</number:text>
      <number:number number:decimal-places="2" loext:min-decimal-places="2" number:min-integer-digits="1" number:grouping="true"/>
      <number:text> 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</style:style>
    <style:style style:name="Heading1_20__28_user_29_" style:display-name="Heading1 (user)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_28_user_29_" style:display-name="Result2 (user)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Vírgul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0.635cm" fo:margin-right="0.63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Dimes Afonso Dias Pereira</meta:initial-creator>
    <meta:creation-date>2016-11-22T08:17:36Z</meta:creation-date>
    <dc:date>2021-02-01T11:47:33.970687889</dc:date>
    <meta:editing-cycles>4</meta:editing-cycles>
    <meta:editing-duration>PT12M51S</meta:editing-duration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